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589cm" style:rel-width="100%" fo:margin-left="-0.191cm" fo:margin-top="0cm" fo:margin-bottom="0cm" table:align="left" style:writing-mode="lr-tb"/>
    </style:style>
    <style:style style:name="Tabla1.A" style:family="table-column">
      <style:table-column-properties style:column-width="2.542cm" style:rel-column-width="10688*"/>
    </style:style>
    <style:style style:name="Tabla1.B" style:family="table-column">
      <style:table-column-properties style:column-width="4.651cm" style:rel-column-width="19556*"/>
    </style:style>
    <style:style style:name="Tabla1.C" style:family="table-column">
      <style:table-column-properties style:column-width="2.596cm" style:rel-column-width="10918*"/>
    </style:style>
    <style:style style:name="Tabla1.D" style:family="table-column">
      <style:table-column-properties style:column-width="3.224cm" style:rel-column-width="13553*"/>
    </style:style>
    <style:style style:name="Tabla1.E" style:family="table-column">
      <style:table-column-properties style:column-width="2.574cm" style:rel-column-width="10820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paragraph-properties fo:text-align="justify" style:justify-single-word="false"/>
    </style:style>
    <style:style style:name="P5" style:family="paragraph" style:parent-style-name="Standard" style:list-style-name="WWNum2"/>
    <style:style style:name="P6" style:family="paragraph" style:parent-style-name="Standard">
      <style:paragraph-properties fo:orphans="0" fo:widows="0"/>
    </style:style>
    <style:style style:name="P7" style:family="paragraph" style:parent-style-name="Standard" style:list-style-name="WWNum1"/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left="1.249cm" fo:margin-right="0cm" fo:text-indent="0cm" style:auto-text-indent="false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/>
    </style:style>
    <style:style style:name="P13" style:family="paragraph" style:parent-style-name="Standard" style:list-style-name="WWNum3">
      <style:paragraph-properties fo:text-align="justify" style:justify-single-word="fals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s" fo:country="MX"/>
    </style:style>
    <style:style style:name="T7" style:family="text">
      <style:text-properties fo:language="es" fo:country="MX" fo:font-weight="bold" style:font-weight-asian="bold"/>
    </style:style>
    <style:style style:name="T8" style:family="text">
      <style:text-properties fo:language="es" fo:country="ES"/>
    </style:style>
    <style:style style:name="T9" style:family="text">
      <style:text-properties style:font-name="Arial" fo:font-size="9pt" style:font-size-asian="9pt" style:font-name-complex="Arial1" style:font-size-complex="9pt"/>
    </style:style>
    <style:style style:name="T10" style:family="text">
      <style:text-properties officeooo:rsid="00068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">Programación </text:p>
      <text:list text:style-name="WWNum2">
        <text:list-item>
          <text:p text:style-name="P5">Tenemos un fichero organizado secuencialmente cuyo registro está compuesto por los siguientes campos:</text:p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">RAMA</text:p>
          </table:table-cell>
          <table:table-cell table:style-name="Tabla1.A1" office:value-type="string">
            <text:p text:style-name="P6">ESPECIALIDAD</text:p>
          </table:table-cell>
          <table:table-cell table:style-name="Tabla1.A1" office:value-type="string">
            <text:p text:style-name="P6">CURSO</text:p>
          </table:table-cell>
          <table:table-cell table:style-name="Tabla1.A1" office:value-type="string">
            <text:p text:style-name="P6">NOMBRE</text:p>
          </table:table-cell>
          <table:table-cell table:style-name="Tabla1.A1" office:value-type="string">
            <text:p text:style-name="P6">NOTA-FINAL</text:p>
          </table:table-cell>
        </table:table-row>
      </table:table>
      <text:p text:style-name="Standard"/>
      <text:p text:style-name="Standard">El fichero está ordenado por rama, dentro de la rama por especialidad, dentro de la especialidad por curso y dentro del curso alfabé<text:bookmark text:name="_GoBack"/>ticamente.</text:p>
      <text:p text:style-name="Standard">Se pide que realicéis un algoritmo que calcule:</text:p>
      <text:p text:style-name="Standard"/>
      <text:list xml:id="list599431594" text:style-name="WWNum1">
        <text:list-item>
          <text:p text:style-name="P7">Indica en que técnica vas a basar el algoritmo.</text:p>
        </text:list-item>
        <text:list-item>
          <text:p text:style-name="P7">Total de alumnos por rama.</text:p>
        </text:list-item>
        <text:list-item>
          <text:p text:style-name="P7">Total de aprobados y suspenso por rama.</text:p>
        </text:list-item>
        <text:list-item>
          <text:p text:style-name="P7">Nota máxima y mínima por rama.</text:p>
        </text:list-item>
      </text:list>
      <text:p text:style-name="Standard"/>
      <text:list xml:id="list122027158058353" text:continue-numbering="true" text:style-name="WWNum1">
        <text:list-item>
          <text:p text:style-name="P7">Total de alumnos por especialidad</text:p>
        </text:list-item>
        <text:list-item>
          <text:p text:style-name="P7">Total de aprobados y suspenso por especialidad</text:p>
        </text:list-item>
        <text:list-item>
          <text:p text:style-name="P7">Nota máxima y mínima por especialidad</text:p>
        </text:list-item>
      </text:list>
      <text:p text:style-name="Standard"/>
      <text:list xml:id="list122026354172398" text:continue-numbering="true" text:style-name="WWNum1">
        <text:list-item>
          <text:p text:style-name="P7">Total de alumnos por curso.</text:p>
        </text:list-item>
        <text:list-item>
          <text:p text:style-name="P7">Total de aprobados y suspenso por curso.</text:p>
        </text:list-item>
        <text:list-item>
          <text:p text:style-name="P7">Nota máxima y mínima por curso</text:p>
        </text:list-item>
      </text:list>
      <text:p text:style-name="P8"/>
      <text:p text:style-name="P8"/>
      <text:p text:style-name="P8"/>
      <text:p text:style-name="P8"><text:soft-page-break/></text:p>
      <text:p text:style-name="Standard"><text:span text:style-name="T1">BASES DE DATOS</text:span></text:p>
      <text:p text:style-name="Standard">Utilizando la siguiente base de datos:</text:p>
      <text:p text:style-name="P9"><text:span text:style-name="T2">drop table linea_pedido;</text:span></text:p>
      <text:p text:style-name="P9"><text:span text:style-name="T2">drop table precios;</text:span></text:p>
      <text:p text:style-name="P9"><text:span text:style-name="T2">drop table productos;</text:span></text:p>
      <text:p text:style-name="P9"><text:span text:style-name="T2">drop table pedidos;</text:span></text:p>
      <text:p text:style-name="P9"><text:span text:style-name="T2">drop table empleados;</text:span></text:p>
      <text:p text:style-name="P9"><text:span text:style-name="T2">drop table departamentos;</text:span></text:p>
      <text:p text:style-name="P9"><text:span text:style-name="T2">drop table localidades;</text:span></text:p>
      <text:p text:style-name="P9"><text:span text:style-name="T3">drop table oficios;</text:span></text:p>
      <text:p text:style-name="P9"><text:span text:style-name="T3">drop table cliente;</text:span></text:p>
      <text:p text:style-name="P10"/>
      <text:p text:style-name="P9"><text:span text:style-name="T3">create table cliente </text:span></text:p>
      <text:p text:style-name="P9"><text:span text:style-name="T3">(</text:span></text:p>
      <text:p text:style-name="P9"><text:span text:style-name="T3">nrocli number(7) primary key,</text:span></text:p>
      <text:p text:style-name="P9"><text:span text:style-name="T2">nombre varchar2(15) not null,</text:span></text:p>
      <text:p text:style-name="P9"><text:span text:style-name="T2">apellido1 varchar2(15) not null,</text:span></text:p>
      <text:p text:style-name="P9"><text:span text:style-name="T2">apellido2 varchar2(15) not null,</text:span></text:p>
      <text:p text:style-name="P9"><text:span text:style-name="T2">direccion varchar2(50),</text:span></text:p>
      <text:p text:style-name="P9"><text:span text:style-name="T2">provincia varchar2(20),</text:span></text:p>
      <text:p text:style-name="P9"><text:span text:style-name="T2">tf number(9), </text:span></text:p>
      <text:p text:style-name="P9"><text:span text:style-name="T2">credito number(5)</text:span></text:p>
      <text:p text:style-name="P9"><text:soft-page-break/><text:span text:style-name="T2">);</text:span></text:p>
      <text:p text:style-name="P11"/>
      <text:p text:style-name="P11"/>
      <text:p text:style-name="P9"><text:span text:style-name="T2">create table oficios (</text:span></text:p>
      <text:p text:style-name="P9"><text:span text:style-name="T2">nro_oficio number(7) primary key,</text:span></text:p>
      <text:p text:style-name="P9"><text:span text:style-name="T2">nombre varchar2(10) not null);</text:span></text:p>
      <text:p text:style-name="P11"/>
      <text:p text:style-name="P9"><text:span text:style-name="T2">create table localidades (</text:span></text:p>
      <text:p text:style-name="P9"><text:span text:style-name="T3">codigop number(8) primary key,</text:span></text:p>
      <text:p text:style-name="P9"><text:span text:style-name="T3">provincia varchar2(20));</text:span></text:p>
      <text:p text:style-name="P10"/>
      <text:p text:style-name="P9"><text:span text:style-name="T3">create table departamentos (</text:span></text:p>
      <text:p text:style-name="P9"><text:span text:style-name="T3">nrodep number(7) primary key,</text:span></text:p>
      <text:p text:style-name="P9"><text:span text:style-name="T3">nombre varchar2(10) not null,</text:span></text:p>
      <text:p text:style-name="P9"><text:span text:style-name="T3">codigop number(8)references localidades);</text:span></text:p>
      <text:p text:style-name="P10"/>
      <text:p text:style-name="P9"><text:span text:style-name="T3">create table empleados (</text:span></text:p>
      <text:p text:style-name="P9"><text:span text:style-name="T3">nroemp number(7) primary key,</text:span></text:p>
      <text:p text:style-name="P9"><text:span text:style-name="T3">nombre varchar2(15) not null,</text:span></text:p>
      <text:p text:style-name="P9"><text:span text:style-name="T3">apellido1 varchar2(15) not null,</text:span></text:p>
      <text:p text:style-name="P9"><text:span text:style-name="T2">apellido2 varchar2(15) not null,</text:span></text:p>
      <text:p text:style-name="P9"><text:span text:style-name="T2">salario number(5),</text:span></text:p>
      <text:p text:style-name="P9"><text:span text:style-name="T2">comision number(5),</text:span></text:p>
      <text:p text:style-name="P9"><text:soft-page-break/><text:span text:style-name="T2">nro_oficio number(7) references oficios,</text:span></text:p>
      <text:p text:style-name="P9"><text:span text:style-name="T2">nrodep number(7) references departamentos,</text:span></text:p>
      <text:p text:style-name="P9"><text:span text:style-name="T2">fecha_alta date,</text:span></text:p>
      <text:p text:style-name="P9"><text:span text:style-name="T2">jefe number(7)references oficios);</text:span></text:p>
      <text:p text:style-name="P11"/>
      <text:p text:style-name="P9"><text:span text:style-name="T2">create table pedidos (</text:span></text:p>
      <text:p text:style-name="P9"><text:span text:style-name="T3">nroped number(7) primary key,</text:span></text:p>
      <text:p text:style-name="P9"><text:span text:style-name="T3">fechapedido date,</text:span></text:p>
      <text:p text:style-name="P9"><text:span text:style-name="T2">fecha_salida date,</text:span></text:p>
      <text:p text:style-name="P9"><text:span text:style-name="T2">total_pedido number(10),</text:span></text:p>
      <text:p text:style-name="P9"><text:span text:style-name="T3">nrocli number(7)references cliente);</text:span></text:p>
      <text:p text:style-name="P10"/>
      <text:p text:style-name="P9"><text:span text:style-name="T3">create table productos (</text:span></text:p>
      <text:p text:style-name="P9"><text:span text:style-name="T3">nroprod number (7) primary key,</text:span></text:p>
      <text:p text:style-name="P9"><text:span text:style-name="T2">descripcion varchar2(10));</text:span></text:p>
      <text:p text:style-name="P11"/>
      <text:p text:style-name="P9"><text:span text:style-name="T2">create table precios (</text:span></text:p>
      <text:p text:style-name="P9"><text:span text:style-name="T2">nroprod number(7)references productos,</text:span></text:p>
      <text:p text:style-name="P9"><text:span text:style-name="T2">fechasalida DATE,</text:span></text:p>
      <text:p text:style-name="P9"><text:span text:style-name="T2">PRECIO NUMBER(7),</text:span></text:p>
      <text:p text:style-name="P9"><text:span text:style-name="T2">CONSTRAINT PK_PRECIOS primary key (NROPROD,FECHASALIDA));</text:span></text:p>
      <text:p text:style-name="P11"/>
      <text:p text:style-name="P9"><text:span text:style-name="T2">create table linea_pedido (</text:span></text:p>
      <text:p text:style-name="P9"><text:soft-page-break/><text:span text:style-name="T2">nroped number(7)references pedidos,</text:span></text:p>
      <text:p text:style-name="P9"><text:span text:style-name="T2">nro_linea number(3),</text:span></text:p>
      <text:p text:style-name="P9"><text:span text:style-name="T3">nroprod number(7) references productos,</text:span></text:p>
      <text:p text:style-name="P9"><text:span text:style-name="T3">cantidad number(3),</text:span></text:p>
      <text:p text:style-name="P9"><text:span text:style-name="T3">precio number(7),</text:span></text:p>
      <text:p text:style-name="P9"><text:span text:style-name="T3">total_linea number(8),</text:span></text:p>
      <text:p text:style-name="P9"><text:span text:style-name="T3">CONSTRAINT PK_LINEA PRIMARY KEY(NROPED,NRO_LINEA));</text:span></text:p>
      <text:p text:style-name="P12"/>
      <text:p text:style-name="Standard"><text:span text:style-name="T4">Realizar</text:span><text:span text:style-name="T5"> </text:span><text:span text:style-name="T4">con el bucle while, razonando qué recurso de Pl/Sql váis a utilizar</text:span><text:span text:style-name="T5">:</text:span></text:p>
      <text:list text:style-name="WWNum3">
        <text:list-item>
          <text:p text:style-name="P3"><text:span text:style-name="T6">De la tabla empleados <text:s/>sacar el salario medio de la empresa, cuántos empleados ganan por encima y por debajo de ese salario, quien tiene el salario máximo, puesto que ocupa y a qué departamento pertenece. Y a los empleados con menos de 1000 de salario implementarles un 3% el salario.</text:span></text:p>
        </text:list-item>
        <text:list-item>
          <text:p text:style-name="P3"><text:span text:style-name="T6">De la tabla clientes sacar cuantos clientes tienen más de 5 pedidos, que cliente es el que más pedidos tiene visualizando su nombre, dirección y crédito limite; si hay más de uno se visualizan todos, aumentar su crédito limite un 2 %. Ver que cliente no llega a 2 pedidos y en ese caso darle de baja.</text:span></text:p>
        </text:list-item>
        <text:list-item>
          <text:p text:style-name="P3"><text:span text:style-name="T8">Desarrollar un procedimiento que visualice todos los datos de cada departamento y de los empleados asociados a ellos el apellido y la fecha de alta de todos los empleados ordenados por apellido.</text:span></text:p>
        </text:list-item>
        <text:list-item>
          <text:p text:style-name="P4"><text:span text:style-name="T6">Construye un trigger que cuando un cliente haga un pedido cuyo total_pedido sea menor que el crédito que le quede al cliente, se pueda hacer dicha operación, de lo contrario abortar la operación sacando el mensaje :’ no inserto el pedido porque el cliente no tiene crédito.</text:span></text:p>
        </text:list-item>
        <text:list-item>
          <text:p text:style-name="P4"><text:span text:style-name="T6">Hacer un trigger que borre los empleados de los departamentos que tengan comisión nula teniendo en cuenta que un departamento no pueda tener menos de 4 empleados, en este caso que no se haga el borrado y los empleados que hayamos podido borrar guardarlos en la tabla auditoria con los datos que tenían en sus columnas.<text:tab/></text:span></text:p>
        </text:list-item>
        <text:list-item>
          <text:p text:style-name="P13"><text:span text:style-name="T6">Chequear el salario de los empleados que se inserten de forma que solo nos</text:span><text:span text:style-name="T7"> </text:span><text:span text:style-name="T6">deje insertarlo si esta en el rango establecido en la empresa. es decir si esta por debajo del mínimo o por encima del máximo de su oficio, se deshace la transacción y se aborta la operación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fo:language="en" fo:country="US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68dbb"/>
    </style:style>
    <style:style style:name="MT2" style:family="text">
      <style:text-properties style:font-name="Arial" fo:font-size="9pt" style:font-size-asian="9pt" style:font-name-complex="Arial1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EL CAÑAVERAL</text:p>
        <text:p text:style-name="MP1">NOMBRE Y APELLIDOS: <text:span text:style-name="MT1">Diego Gallardo Ruiz-Peinado</text:span><text:tab/><text:tab/>CURSO:2019-2020</text:p>
        <text:p text:style-name="Standard"/>
      </style:header>
      <style:footer>
        <text:p text:style-name="MP2"><text:page-number text:select-page="current">6</text:page-number><text:span text:style-name="page_20_number"><text:span text:style-name="MT2"><text:s/>de </text:span>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7</meta:editing-cycles>
    <meta:creation-date>2019-09-09T17:56:00</meta:creation-date>
    <dc:date>2024-09-16T12:20:25.979870550</dc:date>
    <dc:language>es-ES</dc:language>
    <meta:editing-duration>PT9M29S</meta:editing-duration>
    <meta:generator>LibreOffice/7.4.2.3$Linux_X86_64 LibreOffice_project/40$Build-3</meta:generator>
    <meta:document-statistic meta:table-count="1" meta:image-count="0" meta:object-count="0" meta:page-count="6" meta:paragraph-count="94" meta:word-count="654" meta:character-count="4198" meta:non-whitespace-character-count="3649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